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gregateDataD_max" table:style-name="ta1">
        <table:shapes>
          <draw:frame draw:z-index="0" draw:style-name="gr1" draw:text-style-name="P1" svg:width="159.99mm" svg:height="89.99mm" svg:x="63.2mm" svg:y="0mm">
            <loext:p draw:notify-on-update-of-ranges="aggregateDataD_max.A1:aggregateDataD_max.A1 aggregateDataD_max.A2:aggregateDataD_max.A46 aggregateDataD_max.B1:aggregateDataD_max.B1 aggregateDataD_max.B2:aggregateDataD_max.B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6.71429" calcext:value-type="float">
            <text:p>6.71429</text:p>
          </table:table-cell>
          <table:table-cell office:value-type="float" office:value="0.0000485121" calcext:value-type="float">
            <text:p>4.85121E-05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140862" calcext:value-type="float">
            <text:p>0.0001408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467531" calcext:value-type="float">
            <text:p>4.67531E-05</text:p>
          </table:table-cell>
        </table:table-row>
        <table:table-row table:style-name="ro1">
          <table:table-cell office:value-type="float" office:value="7.14286" calcext:value-type="float">
            <text:p>7.14286</text:p>
          </table:table-cell>
          <table:table-cell office:value-type="float" office:value="0.00230901" calcext:value-type="float">
            <text:p>0.00230901</text:p>
          </table:table-cell>
        </table:table-row>
        <table:table-row table:style-name="ro1">
          <table:table-cell office:value-type="float" office:value="7.28571" calcext:value-type="float">
            <text:p>7.28571</text:p>
          </table:table-cell>
          <table:table-cell office:value-type="float" office:value="0.000399985" calcext:value-type="float">
            <text:p>0.000399985</text:p>
          </table:table-cell>
        </table:table-row>
        <table:table-row table:style-name="ro1">
          <table:table-cell office:value-type="float" office:value="7.42857" calcext:value-type="float">
            <text:p>7.42857</text:p>
          </table:table-cell>
          <table:table-cell office:value-type="float" office:value="0.00306042" calcext:value-type="float">
            <text:p>0.00306042</text:p>
          </table:table-cell>
        </table:table-row>
        <table:table-row table:style-name="ro1">
          <table:table-cell office:value-type="float" office:value="7.57143" calcext:value-type="float">
            <text:p>7.57143</text:p>
          </table:table-cell>
          <table:table-cell office:value-type="float" office:value="0.00344246" calcext:value-type="float">
            <text:p>0.00344246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374972" calcext:value-type="float">
            <text:p>0.000374972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135914" calcext:value-type="float">
            <text:p>0.000135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0492" calcext:value-type="float">
            <text:p>0.00100492</text:p>
          </table:table-cell>
        </table:table-row>
        <table:table-row table:style-name="ro1">
          <table:table-cell office:value-type="float" office:value="8.16667" calcext:value-type="float">
            <text:p>8.16667</text:p>
          </table:table-cell>
          <table:table-cell office:value-type="float" office:value="0.000162133" calcext:value-type="float">
            <text:p>0.000162133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290702" calcext:value-type="float">
            <text:p>0.0029070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952407" calcext:value-type="float">
            <text:p>0.000952407</text:p>
          </table:table-cell>
        </table:table-row>
        <table:table-row table:style-name="ro1">
          <table:table-cell office:value-type="float" office:value="8.66667" calcext:value-type="float">
            <text:p>8.66667</text:p>
          </table:table-cell>
          <table:table-cell office:value-type="float" office:value="0.000209292" calcext:value-type="float">
            <text:p>0.000209292</text:p>
          </table:table-cell>
        </table:table-row>
        <table:table-row table:style-name="ro1">
          <table:table-cell office:value-type="float" office:value="8.83333" calcext:value-type="float">
            <text:p>8.83333</text:p>
          </table:table-cell>
          <table:table-cell office:value-type="float" office:value="0.000660035" calcext:value-type="float">
            <text:p>0.000660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2745" calcext:value-type="float">
            <text:p>0.0462745</text:p>
          </table:table-cell>
        </table:table-row>
        <table:table-row table:style-name="ro1">
          <table:table-cell office:value-type="float" office:value="9.16667" calcext:value-type="float">
            <text:p>9.16667</text:p>
          </table:table-cell>
          <table:table-cell office:value-type="float" office:value="0.00382125" calcext:value-type="float">
            <text:p>0.00382125</text:p>
          </table:table-cell>
        </table:table-row>
        <table:table-row table:style-name="ro1">
          <table:table-cell office:value-type="float" office:value="9.33333" calcext:value-type="float">
            <text:p>9.33333</text:p>
          </table:table-cell>
          <table:table-cell office:value-type="float" office:value="0.134845" calcext:value-type="float">
            <text:p>0.13484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000927104" calcext:value-type="float">
            <text:p>9.27104E-0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00156913" calcext:value-type="float">
            <text:p>1.56913E-0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0879424" calcext:value-type="float">
            <text:p>0.000879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11026" calcext:value-type="float">
            <text:p>0.00031102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348637" calcext:value-type="float">
            <text:p>0.0034863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502619" calcext:value-type="float">
            <text:p>0.00502619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96837" calcext:value-type="float">
            <text:p>0.0009683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111638" calcext:value-type="float">
            <text:p>0.001116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71024" calcext:value-type="float">
            <text:p>0.0037102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26902" calcext:value-type="float">
            <text:p>0.02690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983701" calcext:value-type="float">
            <text:p>0.0098370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132476" calcext:value-type="float">
            <text:p>0.13247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00145944" calcext:value-type="float">
            <text:p>0.00145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54273" calcext:value-type="float">
            <text:p>0.0055427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224054" calcext:value-type="float">
            <text:p>0.224054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942293" calcext:value-type="float">
            <text:p>0.009422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13741" calcext:value-type="float">
            <text:p>0.0213741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184005" calcext:value-type="float">
            <text:p>0.018400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858215" calcext:value-type="float">
            <text:p>0.85821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376343" calcext:value-type="float">
            <text:p>0.03763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3313" calcext:value-type="float">
            <text:p>0.243313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.32193" calcext:value-type="float">
            <text:p>1.32193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.1312" calcext:value-type="float">
            <text:p>8.131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21344" calcext:value-type="float">
            <text:p>1.21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20259" calcext:value-type="float">
            <text:p>8.202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47474" calcext:value-type="float">
            <text:p>9.47474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3.0916" calcext:value-type="float">
            <text:p>3.0916</text:p>
          </table:table-cell>
        </table:table-row>
      </table:table>
      <table:named-expressions/>
      <table:database-ranges>
        <table:database-range table:name="__Anonymous_Sheet_DB__0" table:target-range-address="aggregateDataD_max.A1:aggregateDataD_max.B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0T00:43:49.323716573</dc:date>
    <meta:editing-duration>PT1M55S</meta:editing-duration>
    <meta:editing-cycles>1</meta:editing-cycles>
    <meta:document-statistic meta:table-count="1" meta:cell-count="9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22cm" svg:y="0.316cm" chart:style-name="ch2">
          <text:p>Difficulty vs Runtime (s)</text:p>
        </chart:title>
        <chart:subtitle svg:x="6.951cm" svg:y="1.275cm" chart:style-name="ch3">
          <text:p>Worst case</text:p>
        </chart:subtitle>
        <chart:plot-area chart:style-name="ch4" table:cell-range-address="aggregateDataD_max.A1:aggregateDataD_max.B46" chart:data-source-has-labels="both" svg:x="1.331cm" svg:y="2.138cm" svg:width="14.349cm" svg:height="5.701cm">
          <chartooo:coordinate-region svg:x="1.94cm" svg:y="2.138cm" svg:width="13.206cm" svg:height="4.111cm"/>
          <chart:axis chart:dimension="x" chart:name="primary-x" chart:style-name="ch5" chartooo:axis-type="auto">
            <chartooo:date-scale/>
            <chart:title svg:x="7.852cm" svg:y="8.019cm" chart:style-name="ch6">
              <text:p>Difficulty</text:p>
            </chart:title>
            <chart:categories table:cell-range-address="aggregateDataD_max.A2:aggregateDataD_max.A46"/>
          </chart:axis>
          <chart:axis chart:dimension="y" chart:name="primary-y" chart:style-name="ch5">
            <chart:title svg:x="0.451cm" svg:y="5.879cm" chart:style-name="ch7">
              <text:p>Runtime (s)</text:p>
            </chart:title>
            <chart:grid chart:style-name="ch8" chart:class="major"/>
          </chart:axis>
          <chart:series chart:style-name="ch9" chart:values-cell-range-address="aggregateDataD_max.B2:aggregateDataD_max.B46" chart:label-cell-address="aggregateDataD_max.B1:aggregateDataD_max.B1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aggregateDataD_max.B1:aggregateDataD_max.B1</svg:desc>
                </draw:g>
              </table:table-cell>
            </table:table-row>
          </table:table-header-rows>
          <table:table-rows>
            <table:table-row>
              <table:table-cell office:value-type="float" office:value="6.71429">
                <text:p>6.71429</text:p>
                <draw:g>
                  <svg:desc>aggregateDataD_max.A2:aggregateDataD_max.A46</svg:desc>
                </draw:g>
              </table:table-cell>
              <table:table-cell office:value-type="float" office:value="0.0000485121">
                <text:p>0.0000485121</text:p>
                <draw:g>
                  <svg:desc>aggregateDataD_max.B2:aggregateDataD_max.B46</svg:desc>
                </draw:g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140862">
                <text:p>0.0001408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467531">
                <text:p>0.0000467531</text:p>
              </table:table-cell>
            </table:table-row>
            <table:table-row>
              <table:table-cell office:value-type="float" office:value="7.14286">
                <text:p>7.14286</text:p>
              </table:table-cell>
              <table:table-cell office:value-type="float" office:value="0.00230901">
                <text:p>0.00230901</text:p>
              </table:table-cell>
            </table:table-row>
            <table:table-row>
              <table:table-cell office:value-type="float" office:value="7.28571">
                <text:p>7.28571</text:p>
              </table:table-cell>
              <table:table-cell office:value-type="float" office:value="0.000399985">
                <text:p>0.000399985</text:p>
              </table:table-cell>
            </table:table-row>
            <table:table-row>
              <table:table-cell office:value-type="float" office:value="7.42857">
                <text:p>7.42857</text:p>
              </table:table-cell>
              <table:table-cell office:value-type="float" office:value="0.00306042">
                <text:p>0.00306042</text:p>
              </table:table-cell>
            </table:table-row>
            <table:table-row>
              <table:table-cell office:value-type="float" office:value="7.57143">
                <text:p>7.57143</text:p>
              </table:table-cell>
              <table:table-cell office:value-type="float" office:value="0.00344246">
                <text:p>0.00344246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374972">
                <text:p>0.000374972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135914">
                <text:p>0.0001359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00492">
                <text:p>0.00100492</text:p>
              </table:table-cell>
            </table:table-row>
            <table:table-row>
              <table:table-cell office:value-type="float" office:value="8.16667">
                <text:p>8.16667</text:p>
              </table:table-cell>
              <table:table-cell office:value-type="float" office:value="0.000162133">
                <text:p>0.000162133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290702">
                <text:p>0.002907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952407">
                <text:p>0.000952407</text:p>
              </table:table-cell>
            </table:table-row>
            <table:table-row>
              <table:table-cell office:value-type="float" office:value="8.66667">
                <text:p>8.66667</text:p>
              </table:table-cell>
              <table:table-cell office:value-type="float" office:value="0.000209292">
                <text:p>0.000209292</text:p>
              </table:table-cell>
            </table:table-row>
            <table:table-row>
              <table:table-cell office:value-type="float" office:value="8.83333">
                <text:p>8.83333</text:p>
              </table:table-cell>
              <table:table-cell office:value-type="float" office:value="0.000660035">
                <text:p>0.0006600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2745">
                <text:p>0.0462745</text:p>
              </table:table-cell>
            </table:table-row>
            <table:table-row>
              <table:table-cell office:value-type="float" office:value="9.16667">
                <text:p>9.16667</text:p>
              </table:table-cell>
              <table:table-cell office:value-type="float" office:value="0.00382125">
                <text:p>0.00382125</text:p>
              </table:table-cell>
            </table:table-row>
            <table:table-row>
              <table:table-cell office:value-type="float" office:value="9.33333">
                <text:p>9.33333</text:p>
              </table:table-cell>
              <table:table-cell office:value-type="float" office:value="0.134845">
                <text:p>0.134845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000927104">
                <text:p>0.000092710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000156913">
                <text:p>0.000015691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879424">
                <text:p>0.0008794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311026">
                <text:p>0.00031102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348637">
                <text:p>0.0034863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502619">
                <text:p>0.0050261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96837">
                <text:p>0.00096837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111638">
                <text:p>0.001116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371024">
                <text:p>0.0037102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26902">
                <text:p>0.026902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983701">
                <text:p>0.00983701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132476">
                <text:p>0.13247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145944">
                <text:p>0.001459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554273">
                <text:p>0.0055427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224054">
                <text:p>0.224054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0.00942293">
                <text:p>0.009422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13741">
                <text:p>0.0213741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184005">
                <text:p>0.018400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858215">
                <text:p>0.858215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376343">
                <text:p>0.03763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43313">
                <text:p>0.243313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1.32193">
                <text:p>1.3219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1312">
                <text:p>8.1312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1.21344">
                <text:p>1.213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0259">
                <text:p>8.202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.47474">
                <text:p>9.47474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3.0916">
                <text:p>3.0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